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64.54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f5f5dc" fo:min-height="74.89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5f5dc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37.4mm" svg:height="74.89mm" svg:x="199.06mm" svg:y="23.64mm">
            <draw:text-box>
              <text:p>SELECT count(*),genre.name from movie </text:p>
              <text:p>inner join relation_movie_genre <text:s/>on relation_movie_genre.idmovie=movie.idmovie</text:p>
              <text:p>inner join genre on relation_movie_genre.idgenre=genre.idgenre</text:p>
              <text:p>inner join ratings on ratings.idmovie=movie.idmovie <text:s/>where rating&lt;3</text:p>
              <text:p>group by relation_movie_genre.idgenre </text:p>
              <text:p>order by genre.name;</text:p>
              <text:p/>
              <text:p>SELECT count(*),genre.name from movie </text:p>
              <text:p>inner join relation_movie_genre <text:s/>on relation_movie_genre.idmovie=movie.idmovie</text:p>
              <text:p>inner join genre on relation_movie_genre.idgenre=genre.idgenre</text:p>
              <text:p>inner join ratings on ratings.idmovie=movie.idmovie <text:s/>where rating&gt;=3</text:p>
              <text:p>group by relation_movie_genre.idgenre </text:p>
              <text:p>order by genre.name;</text:p>
              <text:p/>
            </draw:text-box>
          </draw:frame>
          <draw:frame draw:z-index="1" draw:style-name="gr2" draw:text-style-name="P2" svg:width="217.91mm" svg:height="106.59mm" svg:x="18.69mm" svg:y="20.7mm">
            <loext:p draw:notify-on-update-of-ranges="Planilha1.A1:Planilha1.A1 Planilha1.A2:Planilha1.A21 Planilha1.B1:Planilha1.B1 Planilha1.B2:Planilha1.B21 Planilha1.C1:Planilha1.C1 Planilha1.C2:Planilha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gênero</text:p>
          </table:table-cell>
          <table:table-cell office:value-type="string" calcext:value-type="string">
            <text:p>notas menores que 3</text:p>
          </table:table-cell>
          <table:table-cell office:value-type="string" calcext:value-type="string">
            <text:p>notas maiores ou iguais a 3</text:p>
          </table:table-cell>
          <table:table-cell/>
        </table:table-row>
        <table:table-row table:style-name="ro1">
          <table:table-cell table:style-name="Default" office:value-type="string" calcext:value-type="string">
            <text:p>Sem gênero</text:p>
          </table:table-cell>
          <table:table-cell office:value-type="float" office:value="131" calcext:value-type="float">
            <text:p>131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Ação</text:p>
          </table:table-cell>
          <table:table-cell office:value-type="float" office:value="1108245" calcext:value-type="float">
            <text:p>1108245</text:p>
          </table:table-cell>
          <table:table-cell office:value-type="float" office:value="4505963" calcext:value-type="float">
            <text:p>4505963</text:p>
          </table:table-cell>
          <table:table-cell/>
        </table:table-row>
        <table:table-row table:style-name="ro1">
          <table:table-cell office:value-type="string" calcext:value-type="string">
            <text:p>Aventura</text:p>
          </table:table-cell>
          <table:table-cell office:value-type="float" office:value="797140" calcext:value-type="float">
            <text:p>797140</text:p>
          </table:table-cell>
          <table:table-cell office:value-type="float" office:value="3583211" calcext:value-type="float">
            <text:p>3583211</text:p>
          </table:table-cell>
          <table:table-cell/>
        </table:table-row>
        <table:table-row table:style-name="ro1">
          <table:table-cell office:value-type="string" calcext:value-type="string">
            <text:p>Animação</text:p>
          </table:table-cell>
          <table:table-cell office:value-type="float" office:value="165100" calcext:value-type="float">
            <text:p>165100</text:p>
          </table:table-cell>
          <table:table-cell office:value-type="float" office:value="975376" calcext:value-type="float">
            <text:p>975376</text:p>
          </table:table-cell>
          <table:table-cell/>
        </table:table-row>
        <table:table-row table:style-name="ro1">
          <table:table-cell office:value-type="string" calcext:value-type="string">
            <text:p>Crianças</text:p>
          </table:table-cell>
          <table:table-cell office:value-type="float" office:value="341845" calcext:value-type="float">
            <text:p>341845</text:p>
          </table:table-cell>
          <table:table-cell office:value-type="float" office:value="1327404" calcext:value-type="float">
            <text:p>1327404</text:p>
          </table:table-cell>
          <table:table-cell/>
        </table:table-row>
        <table:table-row table:style-name="ro1">
          <table:table-cell office:value-type="string" calcext:value-type="string">
            <text:p>Comédia</text:p>
          </table:table-cell>
          <table:table-cell office:value-type="float" office:value="1518119" calcext:value-type="float">
            <text:p>1518119</text:p>
          </table:table-cell>
          <table:table-cell office:value-type="float" office:value="5984115" calcext:value-type="float">
            <text:p>5984115</text:p>
          </table:table-cell>
          <table:table-cell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453172" calcext:value-type="float">
            <text:p>453172</text:p>
          </table:table-cell>
          <table:table-cell office:value-type="float" office:value="2845163" calcext:value-type="float">
            <text:p>2845163</text:p>
          </table:table-cell>
          <table:table-cell/>
        </table:table-row>
        <table:table-row table:style-name="ro1">
          <table:table-cell office:value-type="string" calcext:value-type="string">
            <text:p>Documentário</text:p>
          </table:table-cell>
          <table:table-cell office:value-type="float" office:value="28658" calcext:value-type="float">
            <text:p>28658</text:p>
          </table:table-cell>
          <table:table-cell office:value-type="float" office:value="215961" calcext:value-type="float">
            <text:p>215961</text:p>
          </table:table-cell>
          <table:table-cell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1179183" calcext:value-type="float">
            <text:p>1179183</text:p>
          </table:table-cell>
          <table:table-cell office:value-type="float" office:value="7678670" calcext:value-type="float">
            <text:p>7678670</text:p>
          </table:table-cell>
          <table:table-cell/>
        </table:table-row>
        <table:table-row table:style-name="ro1">
          <table:table-cell office:value-type="string" calcext:value-type="string">
            <text:p>Fantasia</text:p>
          </table:table-cell>
          <table:table-cell office:value-type="float" office:value="394139" calcext:value-type="float">
            <text:p>394139</text:p>
          </table:table-cell>
          <table:table-cell office:value-type="float" office:value="1717264" calcext:value-type="float">
            <text:p>1717264</text:p>
          </table:table-cell>
          <table:table-cell/>
        </table:table-row>
        <table:table-row table:style-name="ro1">
          <table:table-cell office:value-type="string" calcext:value-type="string">
            <text:p>Filme-Noir</text:p>
          </table:table-cell>
          <table:table-cell office:value-type="float" office:value="15817" calcext:value-type="float">
            <text:p>15817</text:p>
          </table:table-cell>
          <table:table-cell office:value-type="float" office:value="200872" calcext:value-type="float">
            <text:p>200872</text:p>
          </table:table-cell>
          <table:table-cell/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383102" calcext:value-type="float">
            <text:p>383102</text:p>
          </table:table-cell>
          <table:table-cell office:value-type="float" office:value="1099635" calcext:value-type="float">
            <text:p>1099635</text:p>
          </table:table-cell>
          <table:table-cell/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70979" calcext:value-type="float">
            <text:p>70979</text:p>
          </table:table-cell>
          <table:table-cell office:value-type="float" office:value="421387" calcext:value-type="float">
            <text:p>421387</text:p>
          </table:table-cell>
          <table:table-cell/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140903" calcext:value-type="float">
            <text:p>140903</text:p>
          </table:table-cell>
          <table:table-cell office:value-type="float" office:value="730012" calcext:value-type="float">
            <text:p>730012</text:p>
          </table:table-cell>
          <table:table-cell/>
        </table:table-row>
        <table:table-row table:style-name="ro1">
          <table:table-cell office:value-type="string" calcext:value-type="string">
            <text:p>Mistério</text:p>
          </table:table-cell>
          <table:table-cell office:value-type="float" office:value="219091" calcext:value-type="float">
            <text:p>219091</text:p>
          </table:table-cell>
          <table:table-cell office:value-type="float" office:value="1338191" calcext:value-type="float">
            <text:p>1338191</text:p>
          </table:table-cell>
          <table:table-cell/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634233" calcext:value-type="float">
            <text:p>634233</text:p>
          </table:table-cell>
          <table:table-cell office:value-type="float" office:value="3167769" calcext:value-type="float">
            <text:p>3167769</text:p>
          </table:table-cell>
          <table:table-cell/>
        </table:table-row>
        <table:table-row table:style-name="ro2">
          <table:table-cell office:value-type="string" calcext:value-type="string">
            <text:p>Ficção científica</text:p>
          </table:table-cell>
          <table:table-cell office:value-type="float" office:value="650670" calcext:value-type="float">
            <text:p>650670</text:p>
          </table:table-cell>
          <table:table-cell office:value-type="float" office:value="2499471" calcext:value-type="float">
            <text:p>2499471</text:p>
          </table:table-cell>
          <table:table-cell/>
        </table:table-row>
        <table:table-row table:style-name="ro1">
          <table:table-cell office:value-type="string" calcext:value-type="string">
            <text:p>Suspense</text:p>
          </table:table-cell>
          <table:table-cell office:value-type="float" office:value="930958" calcext:value-type="float">
            <text:p>930958</text:p>
          </table:table-cell>
          <table:table-cell office:value-type="float" office:value="4382548" calcext:value-type="float">
            <text:p>4382548</text:p>
          </table:table-cell>
          <table:table-cell/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116892" calcext:value-type="float">
            <text:p>116892</text:p>
          </table:table-cell>
          <table:table-cell office:value-type="float" office:value="931726" calcext:value-type="float">
            <text:p>931726</text:p>
          </table:table-cell>
          <table:table-cell/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64910" calcext:value-type="float">
            <text:p>64910</text:p>
          </table:table-cell>
          <table:table-cell office:value-type="float" office:value="358804" calcext:value-type="float">
            <text:p>3588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3:35:40.939343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0:58:16.361313380</meta:creation-date>
    <dc:date>2018-12-05T13:42:14.807131022</dc:date>
    <meta:editing-duration>PT18M46S</meta:editing-duration>
    <meta:editing-cycles>5</meta:editing-cycles>
    <meta:generator>LibreOffice/5.1.2.2$Linux_X86_64 LibreOffice_project/10m0$Build-2</meta:generator>
    <meta:document-statistic meta:table-count="1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92cm" svg:height="10.66cm" xlink:href=".." xlink:type="simple" chart:class="chart:bar" chart:style-name="ch1">
        <chart:legend svg:x="16.513cm" svg:y="0.529cm" style:legend-expansion="custom" chartooo:width="4.778cm" chartooo:height="1.096cm" style:legend-expansion-aspect-ratio="4.35948905109489" chart:style-name="ch2"/>
        <chart:plot-area chart:style-name="ch3" table:cell-range-address="Planilha1.A1:Planilha1.C21" chart:data-source-has-labels="both" svg:x="0.435cm" svg:y="0.213cm" svg:width="20.922cm" svg:height="10.234cm">
          <chartooo:coordinate-region svg:x="2.117cm" svg:y="0.213cm" svg:width="19.189cm" svg:height="7.709cm"/>
          <chart:axis chart:dimension="x" chart:name="primary-x" chart:style-name="ch4" chartooo:axis-type="auto">
            <chartooo:date-scale/>
            <chart:categories table:cell-range-address="Planilha1.A2:Planilha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1" chart:label-cell-address="Planilha1.B1:Planilha1.B1" chart:class="chart:bar">
            <chart:data-point chart:repeated="20"/>
          </chart:series>
          <chart:series chart:style-name="ch8" chart:values-cell-range-address="Planilha1.C2:Planilha1.C21" chart:label-cell-address="Planilha1.C1:Planilha1.C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s menores que 3</text:p>
                <draw:g>
                  <svg:desc>Planilha1.B1:Planilha1.B1</svg:desc>
                </draw:g>
              </table:table-cell>
              <table:table-cell office:value-type="string">
                <text:p>notas maiores ou iguais a 3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gênero</text:p>
                <draw:g>
                  <svg:desc>Planilha1.A2:Planilha1.A21</svg:desc>
                </draw:g>
              </table:table-cell>
              <table:table-cell office:value-type="float" office:value="131">
                <text:p>131</text:p>
                <draw:g>
                  <svg:desc>Planilha1.B2:Planilha1.B21</svg:desc>
                </draw:g>
              </table:table-cell>
              <table:table-cell office:value-type="float" office:value="230">
                <text:p>230</text:p>
                <draw:g>
                  <svg:desc>Planilha1.C2:Planilha1.C21</svg:desc>
                </draw:g>
              </table:table-cell>
            </table:table-row>
            <table:table-row>
              <table:table-cell office:value-type="string">
                <text:p>Ação</text:p>
              </table:table-cell>
              <table:table-cell office:value-type="float" office:value="1108245">
                <text:p>1108245</text:p>
              </table:table-cell>
              <table:table-cell office:value-type="float" office:value="4505963">
                <text:p>4505963</text:p>
              </table:table-cell>
            </table:table-row>
            <table:table-row>
              <table:table-cell office:value-type="string">
                <text:p>Aventura</text:p>
              </table:table-cell>
              <table:table-cell office:value-type="float" office:value="797140">
                <text:p>797140</text:p>
              </table:table-cell>
              <table:table-cell office:value-type="float" office:value="3583211">
                <text:p>3583211</text:p>
              </table:table-cell>
            </table:table-row>
            <table:table-row>
              <table:table-cell office:value-type="string">
                <text:p>Animação</text:p>
              </table:table-cell>
              <table:table-cell office:value-type="float" office:value="165100">
                <text:p>165100</text:p>
              </table:table-cell>
              <table:table-cell office:value-type="float" office:value="975376">
                <text:p>975376</text:p>
              </table:table-cell>
            </table:table-row>
            <table:table-row>
              <table:table-cell office:value-type="string">
                <text:p>Crianças</text:p>
              </table:table-cell>
              <table:table-cell office:value-type="float" office:value="341845">
                <text:p>341845</text:p>
              </table:table-cell>
              <table:table-cell office:value-type="float" office:value="1327404">
                <text:p>1327404</text:p>
              </table:table-cell>
            </table:table-row>
            <table:table-row>
              <table:table-cell office:value-type="string">
                <text:p>Comédia</text:p>
              </table:table-cell>
              <table:table-cell office:value-type="float" office:value="1518119">
                <text:p>1518119</text:p>
              </table:table-cell>
              <table:table-cell office:value-type="float" office:value="5984115">
                <text:p>5984115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453172">
                <text:p>453172</text:p>
              </table:table-cell>
              <table:table-cell office:value-type="float" office:value="2845163">
                <text:p>2845163</text:p>
              </table:table-cell>
            </table:table-row>
            <table:table-row>
              <table:table-cell office:value-type="string">
                <text:p>Documentário</text:p>
              </table:table-cell>
              <table:table-cell office:value-type="float" office:value="28658">
                <text:p>28658</text:p>
              </table:table-cell>
              <table:table-cell office:value-type="float" office:value="215961">
                <text:p>215961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1179183">
                <text:p>1179183</text:p>
              </table:table-cell>
              <table:table-cell office:value-type="float" office:value="7678670">
                <text:p>7678670</text:p>
              </table:table-cell>
            </table:table-row>
            <table:table-row>
              <table:table-cell office:value-type="string">
                <text:p>Fantasia</text:p>
              </table:table-cell>
              <table:table-cell office:value-type="float" office:value="394139">
                <text:p>394139</text:p>
              </table:table-cell>
              <table:table-cell office:value-type="float" office:value="1717264">
                <text:p>1717264</text:p>
              </table:table-cell>
            </table:table-row>
            <table:table-row>
              <table:table-cell office:value-type="string">
                <text:p>Filme-Noir</text:p>
              </table:table-cell>
              <table:table-cell office:value-type="float" office:value="15817">
                <text:p>15817</text:p>
              </table:table-cell>
              <table:table-cell office:value-type="float" office:value="200872">
                <text:p>200872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383102">
                <text:p>383102</text:p>
              </table:table-cell>
              <table:table-cell office:value-type="float" office:value="1099635">
                <text:p>1099635</text:p>
              </table:table-cell>
            </table:table-row>
            <table:table-row>
              <table:table-cell office:value-type="string">
                <text:p>IMAX</text:p>
              </table:table-cell>
              <table:table-cell office:value-type="float" office:value="70979">
                <text:p>70979</text:p>
              </table:table-cell>
              <table:table-cell office:value-type="float" office:value="421387">
                <text:p>421387</text:p>
              </table:table-cell>
            </table:table-row>
            <table:table-row>
              <table:table-cell office:value-type="string">
                <text:p>Musical</text:p>
              </table:table-cell>
              <table:table-cell office:value-type="float" office:value="140903">
                <text:p>140903</text:p>
              </table:table-cell>
              <table:table-cell office:value-type="float" office:value="730012">
                <text:p>730012</text:p>
              </table:table-cell>
            </table:table-row>
            <table:table-row>
              <table:table-cell office:value-type="string">
                <text:p>Mistério</text:p>
              </table:table-cell>
              <table:table-cell office:value-type="float" office:value="219091">
                <text:p>219091</text:p>
              </table:table-cell>
              <table:table-cell office:value-type="float" office:value="1338191">
                <text:p>1338191</text:p>
              </table:table-cell>
            </table:table-row>
            <table:table-row>
              <table:table-cell office:value-type="string">
                <text:p>Romance</text:p>
              </table:table-cell>
              <table:table-cell office:value-type="float" office:value="634233">
                <text:p>634233</text:p>
              </table:table-cell>
              <table:table-cell office:value-type="float" office:value="3167769">
                <text:p>3167769</text:p>
              </table:table-cell>
            </table:table-row>
            <table:table-row>
              <table:table-cell office:value-type="string">
                <text:p>Ficção científica</text:p>
              </table:table-cell>
              <table:table-cell office:value-type="float" office:value="650670">
                <text:p>650670</text:p>
              </table:table-cell>
              <table:table-cell office:value-type="float" office:value="2499471">
                <text:p>2499471</text:p>
              </table:table-cell>
            </table:table-row>
            <table:table-row>
              <table:table-cell office:value-type="string">
                <text:p>Suspense</text:p>
              </table:table-cell>
              <table:table-cell office:value-type="float" office:value="930958">
                <text:p>930958</text:p>
              </table:table-cell>
              <table:table-cell office:value-type="float" office:value="4382548">
                <text:p>4382548</text:p>
              </table:table-cell>
            </table:table-row>
            <table:table-row>
              <table:table-cell office:value-type="string">
                <text:p>Guerra</text:p>
              </table:table-cell>
              <table:table-cell office:value-type="float" office:value="116892">
                <text:p>116892</text:p>
              </table:table-cell>
              <table:table-cell office:value-type="float" office:value="931726">
                <text:p>931726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64910">
                <text:p>64910</text:p>
              </table:table-cell>
              <table:table-cell office:value-type="float" office:value="358804">
                <text:p>358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